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2" style:family="paragraph" style:parent-style-name="Standard">
      <style:text-properties fo:color="#000000" style:font-name="Times New Roman" fo:font-size="12pt" fo:font-style="normal" fo:background-color="#ff0000" style:font-name-asian="Consolas" style:font-size-asian="12pt" style:font-style-asian="normal" style:font-name-complex="Consolas" style:font-size-complex="12pt" style:font-style-complex="normal"/>
    </style:style>
    <style:style style:name="P3" style:family="paragraph" style:parent-style-name="Preformatted_20_Text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Preformatted_20_Text">
      <style:paragraph-properties fo:margin-top="0cm" fo:margin-bottom="0.499cm" fo:padding="0.074cm" fo:border-left="none" fo:border-right="none" fo:border-top="none" fo:border-bottom="0.035cm solid #000000" style:join-border="false"/>
    </style:style>
    <style:style style:name="T1" style:family="text">
      <style:text-properties fo:color="#66d9ef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" style:family="text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3" style:family="text">
      <style:text-properties fo:color="#00008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8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ffee.js Dateien lesen kein JavaScrip, sondern nur Coffe Script</text:p>
      <text:p text:style-name="Standard"/>
      <text:p text:style-name="Standard">Jquery Statements müssen mit <text:span text:style-name="T3">$</text:span><text:span text:style-name="T4">(document)</text:span><text:span text:style-name="T3">.</text:span><text:span text:style-name="T4">ready</text:span><text:span text:style-name="T3"> </text:span><text:span text:style-name="T4">-&gt;</text:span><text:span text:style-name="T1"> <text:s/></text:span><text:span text:style-name="T2">beginnen</text:span></text:p>
      <text:p text:style-name="P1"/>
      <text:p text:style-name="P1">Um das Funktionieren von Verschachtelungen in Sass (z.b :hover) oder eingenesteten Jquery Selektoren zu gewährleisten, muss das gewünschte html Element grundsätzlich mit html Tags ausgestattet sein. Bei &lt;div class="test"&gt; click mich &lt;/div&gt; kann der textinhalt erst manipuliert werden, wenn dieser nochmals extra mit divs umschlossen wird.</text:p>
      <text:p text:style-name="P1"/>
      <text:p text:style-name="P1"/>
      <text:p text:style-name="P1"/>
      <text:p text:style-name="P1">Objectlisting:</text:p>
      <text:p text:style-name="P1">Normales auflisten von Objekten (z.B user)</text:p>
      <text:p text:style-name="P1"/>
      <text:p text:style-name="P3">&lt;ul class="users"&gt;</text:p>
      <text:p text:style-name="Preformatted_20_Text"><text:s text:c="2"/>&lt;% @users.each do |user| %&gt;</text:p>
      <text:p text:style-name="Preformatted_20_Text"><text:s text:c="4"/>&lt;li&gt;</text:p>
      <text:p text:style-name="Preformatted_20_Text"><text:s text:c="6"/>&lt;%= link_to user.name, user %&gt;</text:p>
      <text:p text:style-name="Preformatted_20_Text"><text:s text:c="4"/>&lt;/li&gt;</text:p>
      <text:p text:style-name="Preformatted_20_Text"><text:s text:c="2"/>&lt;% end %&gt;</text:p>
      <text:p text:style-name="P4">&lt;/ul&gt;</text:p>
      <text:p text:style-name="P1">setzt man den "li" part in ein partial, funktioniert auch</text:p>
      <text:p text:style-name="P1"/>
      <text:p text:style-name="P3">&lt;ul class="users"&gt;</text:p>
      <text:p text:style-name="Preformatted_20_Text"><text:s text:c="2"/>&lt;% @users.each do |user| %&gt;</text:p>
      <text:p text:style-name="Preformatted_20_Text"><text:s text:c="4"/>&lt;%= render user %&gt;</text:p>
      <text:p text:style-name="Preformatted_20_Text"><text:s text:c="2"/>&lt;% end %&gt;</text:p>
      <text:p text:style-name="P4">&lt;/ul&gt;</text:p>
      <text:p text:style-name="P1">oder noch einfacher</text:p>
      <text:p text:style-name="P1"/>
      <text:p text:style-name="P3">&lt;ul class="users"&gt;</text:p>
      <text:p text:style-name="Preformatted_20_Text"><text:s text:c="2"/>&lt;%= render @users %&gt;</text:p>
      <text:p text:style-name="P5">&lt;/ul&gt;</text:p>
      <text:p text:style-name="P4">@user = User.new(params[:user])</text:p>
      <text:p text:style-name="Text_20_body">is equivalent to</text:p>
      <text:p text:style-name="Preformatted_20_Text">@user = User.new(name: "Foo Bar", email: "foo@invalid",</text:p>
      <text:p text:style-name="P4"><text:s text:c="17"/>password: "foo", password_confirmation: "bar")</text:p>
      <text:p text:style-name="P4"/>
      <text:p text:style-name="P4"/>
      <text:p text:style-name="P4"/>
      <text:p text:style-name="P4"/>
      <text:p text:style-name="P2">Warum wird das @ symbol manchmal in einer view vor einem objekt namen geschrieben und manchmal nich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23S</meta:editing-duration>
    <meta:editing-cycles>10</meta:editing-cycles>
    <meta:generator>OpenOffice.org/3.4.1$Win32 OpenOffice.org_project/341m1$Build-9593</meta:generator>
    <dc:date>2013-05-30T16:05:52.49</dc:date>
    <meta:document-statistic meta:table-count="0" meta:image-count="0" meta:object-count="0" meta:page-count="1" meta:paragraph-count="27" meta:word-count="156" meta:character-count="1105"/>
    <meta:user-defined meta:name="Info 1"/>
    <meta:user-defined meta:name="Info 2"/>
    <meta:user-defined meta:name="Info 3"/>
    <meta:user-defined meta:name="Info 4"/>
  </office:meta>
</office:document-meta>
</file>